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5b8e8" officeooo:paragraph-rsid="0005b8e8" style:font-weight-asian="bold" style:font-weight-complex="bold"/>
    </style:style>
    <style:style style:name="P2" style:family="paragraph" style:parent-style-name="Standard">
      <style:text-properties fo:font-weight="bold" officeooo:rsid="0006ca94" officeooo:paragraph-rsid="0006ca94" style:font-weight-asian="bold" style:font-weight-complex="bold"/>
    </style:style>
    <style:style style:name="P3" style:family="paragraph" style:parent-style-name="Standard">
      <style:text-properties fo:font-weight="bold" officeooo:rsid="000c1d0e" officeooo:paragraph-rsid="000c1d0e" style:font-weight-asian="bold" style:font-weight-complex="bold"/>
    </style:style>
    <style:style style:name="P4" style:family="paragraph" style:parent-style-name="Standard">
      <style:text-properties fo:font-weight="bold" officeooo:rsid="000e20ae" officeooo:paragraph-rsid="000e20ae" style:font-weight-asian="bold" style:font-weight-complex="bold"/>
    </style:style>
    <style:style style:name="P5" style:family="paragraph" style:parent-style-name="Standard">
      <style:text-properties fo:font-weight="bold" officeooo:rsid="00101445" officeooo:paragraph-rsid="00101445" style:font-weight-asian="bold" style:font-weight-complex="bold"/>
    </style:style>
    <style:style style:name="P6" style:family="paragraph" style:parent-style-name="Standard">
      <style:text-properties fo:font-weight="bold" officeooo:rsid="0010f502" officeooo:paragraph-rsid="0010f502" style:font-weight-asian="bold" style:font-weight-complex="bold"/>
    </style:style>
    <style:style style:name="P7" style:family="paragraph" style:parent-style-name="Standard">
      <style:text-properties fo:font-weight="bold" officeooo:rsid="0011d212" officeooo:paragraph-rsid="0011d212" style:font-weight-asian="bold" style:font-weight-complex="bold"/>
    </style:style>
    <style:style style:name="P8" style:family="paragraph" style:parent-style-name="Standard">
      <style:text-properties fo:font-weight="bold" officeooo:rsid="00140ae1" officeooo:paragraph-rsid="0011d212" style:font-weight-asian="bold" style:font-weight-complex="bold"/>
    </style:style>
    <style:style style:name="P9" style:family="paragraph" style:parent-style-name="Standard">
      <style:text-properties fo:font-weight="bold" officeooo:rsid="00140ae1" officeooo:paragraph-rsid="00140ae1" style:font-weight-asian="bold" style:font-weight-complex="bold"/>
    </style:style>
    <style:style style:name="P10" style:family="paragraph" style:parent-style-name="Standard">
      <style:text-properties fo:font-weight="bold" officeooo:rsid="001593b3" officeooo:paragraph-rsid="001593b3" style:font-weight-asian="bold" style:font-weight-complex="bold"/>
    </style:style>
    <style:style style:name="P11" style:family="paragraph" style:parent-style-name="Standard">
      <style:text-properties fo:font-weight="bold" officeooo:rsid="00186f72" officeooo:paragraph-rsid="00186f72" style:font-weight-asian="bold" style:font-weight-complex="bold"/>
    </style:style>
    <style:style style:name="P12" style:family="paragraph" style:parent-style-name="Standard">
      <style:text-properties fo:font-weight="bold" officeooo:rsid="0018be3b" officeooo:paragraph-rsid="0018be3b" style:font-weight-asian="bold" style:font-weight-complex="bold"/>
    </style:style>
    <style:style style:name="P13" style:family="paragraph" style:parent-style-name="Standard">
      <style:text-properties fo:font-weight="bold" officeooo:rsid="0019c886" officeooo:paragraph-rsid="0019c886" style:font-weight-asian="bold" style:font-weight-complex="bold"/>
    </style:style>
    <style:style style:name="P14" style:family="paragraph" style:parent-style-name="Standard">
      <style:text-properties fo:font-weight="bold" officeooo:rsid="0019d260" officeooo:paragraph-rsid="0019d260" style:font-weight-asian="bold" style:font-weight-complex="bold"/>
    </style:style>
    <style:style style:name="P15" style:family="paragraph" style:parent-style-name="Standard">
      <style:text-properties fo:font-weight="bold" officeooo:rsid="0019fee6" officeooo:paragraph-rsid="0019fee6" style:font-weight-asian="bold" style:font-weight-complex="bold"/>
    </style:style>
    <style:style style:name="P16" style:family="paragraph" style:parent-style-name="Standard">
      <style:text-properties fo:font-weight="bold" officeooo:rsid="001a8ab3" officeooo:paragraph-rsid="001a8ab3" style:font-weight-asian="bold" style:font-weight-complex="bold"/>
    </style:style>
    <style:style style:name="P17" style:family="paragraph" style:parent-style-name="Standard">
      <style:text-properties fo:font-weight="bold" officeooo:rsid="001c56a4" officeooo:paragraph-rsid="001c56a4" style:font-weight-asian="bold" style:font-weight-complex="bold"/>
    </style:style>
    <style:style style:name="P18" style:family="paragraph" style:parent-style-name="Standard">
      <style:text-properties fo:font-weight="bold" officeooo:rsid="001e30cf" officeooo:paragraph-rsid="001e30cf" style:font-weight-asian="bold" style:font-weight-complex="bold"/>
    </style:style>
    <style:style style:name="P19" style:family="paragraph" style:parent-style-name="Standard">
      <style:text-properties fo:font-weight="bold" officeooo:rsid="001ef001" officeooo:paragraph-rsid="001ef001" style:font-weight-asian="bold" style:font-weight-complex="bold"/>
    </style:style>
    <style:style style:name="P20" style:family="paragraph" style:parent-style-name="Standard">
      <style:text-properties fo:font-weight="bold" officeooo:rsid="002161c1" officeooo:paragraph-rsid="002161c1" style:font-weight-asian="bold" style:font-weight-complex="bold"/>
    </style:style>
    <style:style style:name="P21" style:family="paragraph" style:parent-style-name="Standard">
      <style:text-properties fo:font-weight="bold" officeooo:rsid="0022096c" officeooo:paragraph-rsid="0022096c" style:font-weight-asian="bold" style:font-weight-complex="bold"/>
    </style:style>
    <style:style style:name="P22" style:family="paragraph" style:parent-style-name="Standard">
      <style:text-properties fo:font-weight="bold" officeooo:rsid="00246292" officeooo:paragraph-rsid="002161c1" style:font-weight-asian="bold" style:font-weight-complex="bold"/>
    </style:style>
    <style:style style:name="P23" style:family="paragraph" style:parent-style-name="Standard">
      <style:text-properties fo:font-weight="bold" officeooo:rsid="00256cbb" officeooo:paragraph-rsid="00256cbb" style:font-weight-asian="bold" style:font-weight-complex="bold"/>
    </style:style>
    <style:style style:name="P24" style:family="paragraph" style:parent-style-name="Standard">
      <style:text-properties fo:font-weight="bold" officeooo:rsid="00268d0f" officeooo:paragraph-rsid="00268d0f" style:font-weight-asian="bold" style:font-weight-complex="bold"/>
    </style:style>
    <style:style style:name="P25" style:family="paragraph" style:parent-style-name="Standard">
      <style:text-properties fo:font-weight="normal" officeooo:rsid="0005b8e8" officeooo:paragraph-rsid="0005b8e8" style:font-weight-asian="normal" style:font-weight-complex="normal"/>
    </style:style>
    <style:style style:name="P26" style:family="paragraph" style:parent-style-name="Standard">
      <style:text-properties fo:font-weight="normal" officeooo:rsid="000a3dee" officeooo:paragraph-rsid="000a3dee" style:font-weight-asian="normal" style:font-weight-complex="normal"/>
    </style:style>
    <style:style style:name="P27" style:family="paragraph" style:parent-style-name="Standard">
      <style:text-properties fo:font-weight="normal" officeooo:rsid="000a7afd" officeooo:paragraph-rsid="000a7afd" style:font-weight-asian="normal" style:font-weight-complex="normal"/>
    </style:style>
    <style:style style:name="P28" style:family="paragraph" style:parent-style-name="Standard">
      <style:text-properties fo:font-weight="normal" officeooo:rsid="000c1d0e" officeooo:paragraph-rsid="000c1d0e" style:font-weight-asian="normal" style:font-weight-complex="normal"/>
    </style:style>
    <style:style style:name="P29" style:family="paragraph" style:parent-style-name="Standard">
      <style:text-properties fo:font-weight="normal" officeooo:rsid="000e20ae" officeooo:paragraph-rsid="000e20ae" style:font-weight-asian="normal" style:font-weight-complex="normal"/>
    </style:style>
    <style:style style:name="P30" style:family="paragraph" style:parent-style-name="Standard">
      <style:text-properties fo:font-weight="normal" officeooo:rsid="00101445" officeooo:paragraph-rsid="00101445" style:font-weight-asian="normal" style:font-weight-complex="normal"/>
    </style:style>
    <style:style style:name="P31" style:family="paragraph" style:parent-style-name="Standard">
      <style:text-properties fo:font-weight="normal" officeooo:rsid="0010f502" officeooo:paragraph-rsid="0010f502" style:font-weight-asian="normal" style:font-weight-complex="normal"/>
    </style:style>
    <style:style style:name="P32" style:family="paragraph" style:parent-style-name="Standard">
      <style:text-properties fo:font-weight="normal" officeooo:rsid="00111e61" officeooo:paragraph-rsid="00111e61" style:font-weight-asian="normal" style:font-weight-complex="normal"/>
    </style:style>
    <style:style style:name="P33" style:family="paragraph" style:parent-style-name="Standard">
      <style:text-properties fo:font-weight="normal" officeooo:rsid="0006ca94" officeooo:paragraph-rsid="0006ca94" style:font-weight-asian="normal" style:font-weight-complex="normal"/>
    </style:style>
    <style:style style:name="P34" style:family="paragraph" style:parent-style-name="Standard">
      <style:text-properties fo:font-weight="normal" officeooo:rsid="0011d212" officeooo:paragraph-rsid="0011d212" style:font-weight-asian="normal" style:font-weight-complex="normal"/>
    </style:style>
    <style:style style:name="P35" style:family="paragraph" style:parent-style-name="Standard">
      <style:text-properties fo:font-weight="normal" officeooo:rsid="00140ae1" officeooo:paragraph-rsid="00140ae1" style:font-weight-asian="normal" style:font-weight-complex="normal"/>
    </style:style>
    <style:style style:name="P36" style:family="paragraph" style:parent-style-name="Standard">
      <style:text-properties fo:font-weight="normal" officeooo:rsid="001593b3" officeooo:paragraph-rsid="001593b3" style:font-weight-asian="normal" style:font-weight-complex="normal"/>
    </style:style>
    <style:style style:name="P37" style:family="paragraph" style:parent-style-name="Standard">
      <style:text-properties fo:font-weight="normal" officeooo:rsid="0016d93d" officeooo:paragraph-rsid="0016d93d" style:font-weight-asian="normal" style:font-weight-complex="normal"/>
    </style:style>
    <style:style style:name="P38" style:family="paragraph" style:parent-style-name="Standard">
      <style:text-properties fo:font-weight="normal" officeooo:rsid="00186f72" officeooo:paragraph-rsid="00186f72" style:font-weight-asian="normal" style:font-weight-complex="normal"/>
    </style:style>
    <style:style style:name="P39" style:family="paragraph" style:parent-style-name="Standard">
      <style:text-properties fo:font-weight="normal" officeooo:rsid="0018be3b" officeooo:paragraph-rsid="0018be3b" style:font-weight-asian="normal" style:font-weight-complex="normal"/>
    </style:style>
    <style:style style:name="P40" style:family="paragraph" style:parent-style-name="Standard">
      <style:text-properties fo:font-weight="normal" officeooo:rsid="0018be3b" officeooo:paragraph-rsid="00186f72" style:font-weight-asian="normal" style:font-weight-complex="normal"/>
    </style:style>
    <style:style style:name="P41" style:family="paragraph" style:parent-style-name="Standard">
      <style:text-properties fo:font-weight="normal" officeooo:rsid="0019c886" officeooo:paragraph-rsid="0019c886" style:font-weight-asian="normal" style:font-weight-complex="normal"/>
    </style:style>
    <style:style style:name="P42" style:family="paragraph" style:parent-style-name="Standard">
      <style:text-properties fo:font-weight="normal" officeooo:rsid="0019d260" officeooo:paragraph-rsid="0019d260" style:font-weight-asian="normal" style:font-weight-complex="normal"/>
    </style:style>
    <style:style style:name="P43" style:family="paragraph" style:parent-style-name="Standard">
      <style:text-properties fo:font-weight="normal" officeooo:rsid="0019fee6" officeooo:paragraph-rsid="0019fee6" style:font-weight-asian="normal" style:font-weight-complex="normal"/>
    </style:style>
    <style:style style:name="P44" style:family="paragraph" style:parent-style-name="Standard">
      <style:text-properties fo:font-weight="normal" officeooo:rsid="001a8ab3" officeooo:paragraph-rsid="001a8ab3" style:font-weight-asian="normal" style:font-weight-complex="normal"/>
    </style:style>
    <style:style style:name="P45" style:family="paragraph" style:parent-style-name="Standard">
      <style:text-properties fo:font-weight="normal" officeooo:rsid="001c56a4" officeooo:paragraph-rsid="001c56a4" style:font-weight-asian="normal" style:font-weight-complex="normal"/>
    </style:style>
    <style:style style:name="P46" style:family="paragraph" style:parent-style-name="Standard">
      <style:text-properties fo:font-weight="normal" officeooo:rsid="001e30cf" officeooo:paragraph-rsid="001e30cf" style:font-weight-asian="normal" style:font-weight-complex="normal"/>
    </style:style>
    <style:style style:name="P47" style:family="paragraph" style:parent-style-name="Standard">
      <style:text-properties fo:font-weight="normal" officeooo:rsid="001ef001" officeooo:paragraph-rsid="0019d260" style:font-weight-asian="normal" style:font-weight-complex="normal"/>
    </style:style>
    <style:style style:name="P48" style:family="paragraph" style:parent-style-name="Standard">
      <style:text-properties fo:font-weight="normal" officeooo:rsid="001ef001" officeooo:paragraph-rsid="001ef001" style:font-weight-asian="normal" style:font-weight-complex="normal"/>
    </style:style>
    <style:style style:name="P49" style:family="paragraph" style:parent-style-name="Standard">
      <style:text-properties fo:font-weight="normal" officeooo:rsid="002161c1" officeooo:paragraph-rsid="002161c1" style:font-weight-asian="normal" style:font-weight-complex="normal"/>
    </style:style>
    <style:style style:name="P50" style:family="paragraph" style:parent-style-name="Standard">
      <style:text-properties fo:font-weight="normal" officeooo:rsid="00256cbb" officeooo:paragraph-rsid="00256cbb" style:font-weight-asian="normal" style:font-weight-complex="normal"/>
    </style:style>
    <style:style style:name="P51" style:family="paragraph" style:parent-style-name="Standard">
      <style:text-properties fo:font-weight="normal" officeooo:rsid="00268d0f" officeooo:paragraph-rsid="00268d0f" style:font-weight-asian="normal" style:font-weight-complex="normal"/>
    </style:style>
    <style:style style:name="P52" style:family="paragraph" style:parent-style-name="Standard">
      <style:text-properties fo:font-weight="normal" officeooo:rsid="00268d0f" officeooo:paragraph-rsid="00268d0f" style:font-weight-asian="normal" style:font-weight-complex="normal"/>
    </style:style>
    <style:style style:name="P53" style:family="paragraph" style:parent-style-name="Standard">
      <style:text-properties fo:font-weight="normal" officeooo:rsid="002d09cb" officeooo:paragraph-rsid="002d09cb" style:font-weight-asian="normal" style:font-weight-complex="normal"/>
    </style:style>
    <style:style style:name="P54" style:family="paragraph" style:parent-style-name="Standard">
      <style:text-properties fo:font-weight="normal" officeooo:rsid="002dec56" officeooo:paragraph-rsid="002dec56" style:font-weight-asian="normal" style:font-weight-complex="normal"/>
    </style:style>
    <style:style style:name="P55" style:family="paragraph" style:parent-style-name="Standard">
      <style:text-properties fo:font-weight="bold" officeooo:rsid="002bcd66" officeooo:paragraph-rsid="00268d0f" style:font-weight-asian="bold" style:font-weight-complex="bold"/>
    </style:style>
    <style:style style:name="P56" style:family="paragraph" style:parent-style-name="Standard">
      <style:text-properties fo:font-weight="bold" officeooo:rsid="002d09cb" officeooo:paragraph-rsid="002d09cb" style:font-weight-asian="bold" style:font-weight-complex="bold"/>
    </style:style>
    <style:style style:name="P57" style:family="paragraph" style:parent-style-name="Standard">
      <style:text-properties fo:font-weight="bold" officeooo:rsid="002dec56" officeooo:paragraph-rsid="002dec5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1e61" style:font-weight-asian="normal" style:font-weight-complex="normal"/>
    </style:style>
    <style:style style:name="T3" style:family="text">
      <style:text-properties fo:font-weight="normal" officeooo:rsid="00130a24" style:font-weight-asian="normal" style:font-weight-complex="normal"/>
    </style:style>
    <style:style style:name="T4" style:family="text">
      <style:text-properties fo:font-weight="normal" officeooo:rsid="0018be3b"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d5986" style:font-weight-asian="bold" style:font-weight-complex="bold"/>
    </style:style>
    <style:style style:name="T7" style:family="text">
      <style:text-properties fo:font-weight="bold" officeooo:rsid="000f72e8" style:font-weight-asian="bold" style:font-weight-complex="bold"/>
    </style:style>
    <style:style style:name="T8" style:family="text">
      <style:text-properties fo:font-weight="bold" officeooo:rsid="001e053a" style:font-weight-asian="bold" style:font-weight-complex="bold"/>
    </style:style>
    <style:style style:name="T9" style:family="text">
      <style:text-properties fo:font-weight="bold" officeooo:rsid="00238e4d" style:font-weight-asian="bold" style:font-weight-complex="bold"/>
    </style:style>
    <style:style style:name="T10" style:family="text">
      <style:text-properties officeooo:rsid="000a3dee"/>
    </style:style>
    <style:style style:name="T11" style:family="text">
      <style:text-properties officeooo:rsid="000d5986"/>
    </style:style>
    <style:style style:name="T12" style:family="text">
      <style:text-properties officeooo:rsid="000e20ae"/>
    </style:style>
    <style:style style:name="T13" style:family="text">
      <style:text-properties officeooo:rsid="000f72e8"/>
    </style:style>
    <style:style style:name="T14" style:family="text">
      <style:text-properties officeooo:rsid="00111e61"/>
    </style:style>
    <style:style style:name="T15" style:family="text">
      <style:text-properties officeooo:rsid="00130a24"/>
    </style:style>
    <style:style style:name="T16" style:family="text">
      <style:text-properties officeooo:rsid="001593b3"/>
    </style:style>
    <style:style style:name="T17" style:family="text">
      <style:text-properties officeooo:rsid="0018be3b"/>
    </style:style>
    <style:style style:name="T18" style:family="text">
      <style:text-properties officeooo:rsid="001c56a4"/>
    </style:style>
    <style:style style:name="T19" style:family="text">
      <style:text-properties officeooo:rsid="001e053a"/>
    </style:style>
    <style:style style:name="T20" style:family="text">
      <style:text-properties officeooo:rsid="001e30cf"/>
    </style:style>
    <style:style style:name="T21" style:family="text">
      <style:text-properties officeooo:rsid="002161c1"/>
    </style:style>
    <style:style style:name="T22" style:family="text">
      <style:text-properties officeooo:rsid="00238e4d"/>
    </style:style>
    <style:style style:name="T23" style:family="text">
      <style:text-properties officeooo:rsid="0029a8d4"/>
    </style:style>
    <style:style style:name="T24" style:family="text">
      <style:text-properties officeooo:rsid="002dec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 Creating your First Project</text:p>
      <text:p text:style-name="P1"/>
      <text:p text:style-name="P1">A. Creating a repository</text:p>
      <text:p text:style-name="P1"/>
      <text:p text:style-name="P25">git init</text:p>
      <text:p text:style-name="P25"/>
      <text:p text:style-name="P1">B. Making Changes</text:p>
      <text:p text:style-name="P1"/>
      <text:p text:style-name="P25">git add index.htm<text:span text:style-name="T15">l</text:span></text:p>
      <text:p text:style-name="P25">git commit -m “add in hello world HTML”</text:p>
      <text:p text:style-name="P27">git commit <text:s/>-a – t<text:span text:style-name="T23">e</text:span>lls git to commit all fi<text:span text:style-name="T23">le</text:span>s that it knows about that have changed.</text:p>
      <text:p text:style-name="P25"/>
      <text:p text:style-name="P1">Commits – <text:span text:style-name="T1">are individual piesces of history stored by the repository. Each one marks the progression of your code.</text:span></text:p>
      <text:p text:style-name="P1"/>
      <text:p text:style-name="P1">C. Starting to Work with a Project</text:p>
      <text:p text:style-name="P1"/>
      <text:p text:style-name="P25">git status – shows you how Git sees your working tree, which is your current view of the repository</text:p>
      <text:p text:style-name="P26">git log – shows commit logs</text:p>
      <text:p text:style-name="P25"/>
      <text:p text:style-name="P25">- Staging a commit prepares it to be committed.</text:p>
      <text:p text:style-name="P25">- There are 3 places in Git where your code can be stored:</text:p>
      <text:p text:style-name="P25"><text:tab/>a. <text:span text:style-name="T5">Working Tree –</text:span> the one you work with directly when editing files</text:p>
      <text:p text:style-name="P25"><text:tab/>b. <text:span text:style-name="T5">Staging Area/Index – </text:span>it is the buffer between working tree and what is stored in the <text:tab/></text:p>
      <text:p text:style-name="P25"><text:tab/>repository</text:p>
      <text:p text:style-name="P25"><text:tab/>c. <text:span text:style-name="T5">Git</text:span></text:p>
      <text:p text:style-name="P1"/>
      <text:p text:style-name="P1">D. Using and Understanding Branches</text:p>
      <text:p text:style-name="P25"/>
      <text:p text:style-name="P25">- are easy way to maintain alternate histories of the project you're working on.</text:p>
      <text:p text:style-name="P25">- 2 types of branches:</text:p>
      <text:p text:style-name="P25"><text:tab/>a. different versions of project in different branches</text:p>
      <text:p text:style-name="P25"><text:tab/>b. topic branches that deal with a specific feature</text:p>
      <text:p text:style-name="P25"/>
      <text:p text:style-name="P25">git branch &lt;branchname&gt; <text:span text:style-name="T10">&lt;whereto branch&gt;</text:span> - command to create a branch</text:p>
      <text:p text:style-name="P25">git checkout &lt;branchname&gt; - <text:s/>command to switch to another branch</text:p>
      <text:p text:style-name="P25"/>
      <text:p text:style-name="P25"/>
      <text:p text:style-name="P1">E. Handling Releases</text:p>
      <text:p text:style-name="P1"/>
      <text:p text:style-name="P1">-<text:span text:style-name="T1"> tagging code in Git marks a specific point in the history of the repository so you can refer to it easily.</text:span></text:p>
      <text:p text:style-name="P1"/>
      <text:p text:style-name="P33">git rebase – takes the changes from a branch and replays them on top of another branch</text:p>
      <text:p text:style-name="P2"/>
      <text:p text:style-name="P2"/>
      <text:p text:style-name="P2"/>
      <text:p text:style-name="P2"/>
      <text:p text:style-name="P2"/>
      <text:p text:style-name="P2"/>
      <text:p text:style-name="P3"><text:soft-page-break/>III. Adding and Committing Git Basics</text:p>
      <text:p text:style-name="P3"/>
      <text:p text:style-name="P4">A. Git Add</text:p>
      <text:p text:style-name="P3"/>
      <text:p text:style-name="P28">git add -i – interactive:</text:p>
      <text:p text:style-name="P28">1. Status – <text:span text:style-name="T12">show paths with changes</text:span></text:p>
      <text:p text:style-name="P28">2. Update – to stage the file, <text:span text:style-name="T12">add working tree state to the staged set of changes</text:span></text:p>
      <text:p text:style-name="P28">3. Revert – <text:span text:style-name="T11">if you need to unstage a change</text:span></text:p>
      <text:p text:style-name="P28">4. Add untracked -<text:span text:style-name="T11">stage files that are not being tracked yet</text:span></text:p>
      <text:p text:style-name="P28">5. Patch – <text:span text:style-name="T11">most useful feature of interactive mode. You can choose which file or files you want to add via patch mode. Once you make your choice, you are presented with a <text:s/>diff of the chnanged files and given the option to add the changes or not.</text:span></text:p>
      <text:p text:style-name="P28"><text:tab/>- <text:span text:style-name="T6">hunk </text:span><text:span text:style-name="T11">is a change within a file</text:span></text:p>
      <text:p text:style-name="P28">6. diff – <text:span text:style-name="T12">view diff between HEAD and index</text:span></text:p>
      <text:p text:style-name="P28">7. quit</text:p>
      <text:p text:style-name="P28">8. help</text:p>
      <text:p text:style-name="P28"/>
      <text:p text:style-name="P4">B. Git Commit</text:p>
      <text:p text:style-name="P4"/>
      <text:p text:style-name="P29">- another way to handle commits is to pass git commit to the <text:span text:style-name="T5">-a </text:span>parameter on the command line. It tells git to take the <text:span text:style-name="T5">most current version of your working tree</text:span> and commit it to the repository. Make sure to add files that you want to commit</text:p>
      <text:p text:style-name="P29">- think <text:span text:style-name="T23">of</text:span> the <text:span text:style-name="T5">staged area </text:span>as a buffer. <text:s/>You add to the buffer using the <text:span text:style-name="T5">git add </text:span><text:s/>command. That buffer stays there until you save it by executing <text:span text:style-name="T5">git commit.</text:span></text:p>
      <text:p text:style-name="P4"/>
      <text:p text:style-name="P29"/>
      <text:p text:style-name="P4">C. Seeing What Has Changed</text:p>
      <text:p text:style-name="P4"/>
      <text:p text:style-name="P29">- <text:span text:style-name="T5">git status –</text:span> see all the changes that have occurred in your repository.</text:p>
      <text:p text:style-name="P29">- <text:span text:style-name="T7">git diff –</text:span><text:span text:style-name="T13"> shows the differences between what's in your </text:span><text:span text:style-name="T7">working tree</text:span><text:span text:style-name="T13">, what's </text:span><text:span text:style-name="T7">staged </text:span><text:span text:style-name="T13">and </text:span><text:span text:style-name="T7">ready to be committed</text:span><text:span text:style-name="T13">, and what's in your </text:span><text:span text:style-name="T7">repository.</text:span></text:p>
      <text:p text:style-name="P29"><text:span text:style-name="T7">- git diff HEAD – </text:span><text:span text:style-name="T13">compares everything that's in your working tree, including your staged changes, again's what's in your repository</text:span></text:p>
      <text:p text:style-name="P29">- <text:span text:style-name="T7">HEAD -</text:span><text:span text:style-name="T13">is a keyword that refers to the </text:span><text:span text:style-name="T7">most recent commit</text:span><text:span text:style-name="T13"> to the branch</text:span></text:p>
      <text:p text:style-name="P29"/>
      <text:p text:style-name="P5">D. Managing Files</text:p>
      <text:p text:style-name="P5"/>
      <text:p text:style-name="P30">- git mv &lt;origin-file&gt; &lt;new-file&gt; - create new-file with existing file's content and it keeps the history and removes original-file name</text:p>
      <text:p text:style-name="P30">- to ignore files, add them to .gitignore fil: add “.swp” to gitignore file</text:p>
      <text:p text:style-name="P30"/>
      <text:p text:style-name="P30"/>
      <text:p text:style-name="P30"/>
      <text:p text:style-name="P30"/>
      <text:p text:style-name="P30"/>
      <text:p text:style-name="P30"/>
      <text:p text:style-name="P30"/>
      <text:p text:style-name="P30"/>
      <text:p text:style-name="P30"/>
      <text:p text:style-name="P6"><text:soft-page-break/>IV. Understanding and Using Branches</text:p>
      <text:p text:style-name="P6"/>
      <text:p text:style-name="P7">A. What are branches?</text:p>
      <text:p text:style-name="P7"/>
      <text:p text:style-name="P6">- <text:span text:style-name="T1">creating alternate histories with branches allow to track changes with different histories</text:span></text:p>
      <text:p text:style-name="P6">- git branch -m<text:span text:style-name="T1"> tells git to perform a move</text:span></text:p>
      <text:p text:style-name="P6"><text:span text:style-name="T1">- </text:span>git branch –<text:span text:style-name="T1"> </text:span><text:span text:style-name="T2">displays the names of all local branches in your repository</text:span></text:p>
      <text:p text:style-name="P6"/>
      <text:p text:style-name="P31">- git branch -m master mymaster – renames the master branch to mymaste<text:span text:style-name="T14">r</text:span></text:p>
      <text:p text:style-name="P31"/>
      <text:p text:style-name="P31">- <text:span text:style-name="T14">Reasons to create branches:</text:span></text:p>
      <text:p text:style-name="P32"><text:tab/>a. Experimental changes</text:p>
      <text:p text:style-name="P32"><text:tab/>b. New features</text:p>
      <text:p text:style-name="P32"><text:tab/>c. Bug fixes</text:p>
      <text:p text:style-name="P34"/>
      <text:p text:style-name="P7">B. Creating a New Branch</text:p>
      <text:p text:style-name="P34"/>
      <text:p text:style-name="P34">- git branch new – creates a new branch named “new”</text:p>
      <text:p text:style-name="P34"/>
      <text:p text:style-name="P34">- git branch - <text:s/>lists all created branch</text:p>
      <text:p text:style-name="P34"/>
      <text:p text:style-name="P34">- git checkout new – switches to the branch named “new”</text:p>
      <text:p text:style-name="P34"/>
      <text:p text:style-name="P34">- git checkout -b alternate master – create the branch from the master branch instead of the current branch</text:p>
      <text:p text:style-name="P34"/>
      <text:p text:style-name="P34"/>
      <text:p text:style-name="P7">C. Merging Changes Between Branches</text:p>
      <text:p text:style-name="P7"/>
      <text:p text:style-name="P34">- branches are great for organizing repository, but you need to be able to chare changes between branches, this is done through <text:span text:style-name="T5">merging</text:span></text:p>
      <text:p text:style-name="P34">- it may take 2 or more branches to merge them into one.</text:p>
      <text:p text:style-name="P34">- Different ways to merge:</text:p>
      <text:p text:style-name="P34"><text:span text:style-name="T5">1) Straight merges – </text:span>take the history of one branch and the history of the other branch and attempt to merge them together</text:p>
      <text:p text:style-name="P7">2) Squashed Commits – <text:span text:style-name="T1">take the history of one branch and compress or “squash” - it into one commit on top of another branch</text:span></text:p>
      <text:p text:style-name="P7">3) Cherry-picking – <text:span text:style-name="T1">a commit pulls a single commit from a different branch and apples it to the current branch</text:span></text:p>
      <text:p text:style-name="P7"/>
      <text:p text:style-name="P7">Straight Merging</text:p>
      <text:p text:style-name="P7">- <text:span text:style-name="T3">you can use this when you want to pull the entire history of one branch into another.</text:span></text:p>
      <text:p text:style-name="P8">- <text:span text:style-name="T1">just use the git merge &lt;branch&gt; command</text:span></text:p>
      <text:p text:style-name="P8"/>
      <text:p text:style-name="P9">Squashing Commits</text:p>
      <text:p text:style-name="P35">- Feature branches</text:p>
      <text:p text:style-name="P35">- you create your new feature or maybe even fix a bug inside a branch and then create a squashed commit to merge the changes back.</text:p>
      <text:p text:style-name="P35">- they are “squashed” because Git takes all the history of one branch and compresses it into one commit <text:soft-page-break/>in the other branch</text:p>
      <text:p text:style-name="P35">- if the changes of a branch represent one individual change, then it's a candidate for squashing.</text:p>
      <text:p text:style-name="P35">- helpful when creating a new feature or fixing a bug that requires some experimentation. You don't need each commit tracing your experimentation, you just need the final outcome.</text:p>
      <text:p text:style-name="P35"/>
      <text:p text:style-name="P35">- <text:span text:style-name="T16">git commit -m “add contact page” -m “has primary and secondary email”</text:span></text:p>
      <text:p text:style-name="P35">- <text:span text:style-name="T23">git merge –squash contact</text:span></text:p>
      <text:p text:style-name="P35"/>
      <text:p text:style-name="P10">Cherry-Picking Commits</text:p>
      <text:p text:style-name="P36">- merge only one commit between branches and when full merge is not needed.</text:p>
      <text:p text:style-name="P36">- <text:s/>full merge might be a bad idea because the branch has features that you can't use yet or other changes that aren't ready for this branch yet</text:p>
      <text:p text:style-name="P36"/>
      <text:p text:style-name="P37">- git cherry-pick 321d76f</text:p>
      <text:p text:style-name="P37"/>
      <text:p text:style-name="P37">- to cherry puck multiple commits: git cherry-pick -n</text:p>
      <text:p text:style-name="P37"/>
      <text:p text:style-name="P11">D, Handling Conflicts</text:p>
      <text:p text:style-name="P38"/>
      <text:p text:style-name="P11">- conflicts <text:span text:style-name="T1">occur when Git can't automatically merge the commits together</text:span></text:p>
      <text:p text:style-name="P38">- conflicts occur most commonly when the same area in a file is chnaged in different ways in each branch. Ex: Using different variables name in each branch. Git will let you fix it.</text:p>
      <text:p text:style-name="P11"><text:span text:style-name="T1">- during </text:span>merge conflicts, <text:span text:style-name="T4">the contents that conflicted from the other branch is displayed after the </text:span><text:span text:style-name="T17">======= </text:span><text:span text:style-name="T4">separator.</text:span></text:p>
      <text:p text:style-name="P11"><text:span text:style-name="T4">- any code that is preceeded by </text:span><text:span text:style-name="T17">&lt;&lt;&lt;&lt; </text:span><text:span text:style-name="T4">is the code in your </text:span><text:span text:style-name="T17">current branch</text:span><text:span text:style-name="T4">, and any code suffixed with </text:span><text:span text:style-name="T17">&gt;&gt;&gt;&gt;&gt; </text:span><text:span text:style-name="T4">is from the other branch.</text:span></text:p>
      <text:p text:style-name="P40">- the name of what you're trying to merge is included before the filename(mostly HEAD, the name of the moist current commit in your branch).</text:p>
      <text:p text:style-name="P11"/>
      <text:p text:style-name="P12">E. Deleting Branches</text:p>
      <text:p text:style-name="P12"/>
      <text:p text:style-name="P39">- git branch -d about2</text:p>
      <text:p text:style-name="P39"/>
      <text:p text:style-name="P13">F. Renaming Branches</text:p>
      <text:p text:style-name="P13"/>
      <text:p text:style-name="P41">- git branch -m contact contac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14">V. Working with Git's History</text:p>
      <text:p text:style-name="P14"/>
      <text:p text:style-name="P14">A. Inspecting Git's log</text:p>
      <text:p text:style-name="P14"/>
      <text:p text:style-name="P42">- inspect what has happened to your repository</text:p>
      <text:p text:style-name="P42">- shows each new commit's log entry</text:p>
      <text:p text:style-name="P42"/>
      <text:p text:style-name="P42">- git log</text:p>
      <text:p text:style-name="P42">- git log -10 – shows the last 10 commits</text:p>
      <text:p text:style-name="P42">- git log &lt;commit-id&gt;</text:p>
      <text:p text:style-name="P42"/>
      <text:p text:style-name="P14">B. Specifying Revision ranges</text:p>
      <text:p text:style-name="P14"/>
      <text:p text:style-name="P14">- <text:span text:style-name="T1">git log –since=”5 hours”</text:span></text:p>
      <text:p text:style-name="P42">- git log –before=”5 hours” -1</text:p>
      <text:p text:style-name="P18">- <text:span text:style-name="T1">git log 18f822e..Ibb3dfb</text:span></text:p>
      <text:p text:style-name="P47"/>
      <text:p text:style-name="P19">C. Looking at Differences Between Versions</text:p>
      <text:p text:style-name="P19"/>
      <text:p text:style-name="P48">- git diff 18f822e</text:p>
      <text:p text:style-name="P48">- git diff –stat 1.0 – view the amount of code that has been touched since the last tag</text:p>
      <text:p text:style-name="P48"/>
      <text:p text:style-name="P19">D. <text:s/>Finding out Who's to Blame</text:p>
      <text:p text:style-name="P19"/>
      <text:p text:style-name="P48">- git blame &lt;file&gt; - shows information about a particular block of code. Prefixes ever line with the commit name, commiter and timestamp.</text:p>
      <text:p text:style-name="P48">-<text:span text:style-name="T21">git blame -L 12,13 hello.html – checks the commit for line 12, 13</text:span></text:p>
      <text:p text:style-name="P48"/>
      <text:p text:style-name="P20">E. Following Content</text:p>
      <text:p text:style-name="P20"/>
      <text:p text:style-name="P21">F. Undoing Changes</text:p>
      <text:p text:style-name="P21"/>
      <text:p text:style-name="P21">- <text:span text:style-name="T1">you can rewrite your own history</text:span></text:p>
      <text:p text:style-name="P21"><text:span text:style-name="T1">- </text:span>ammending commits –<text:span text:style-name="T1"> should only be done when you are working with the last commit. (git commit -C HEAD -a –amend) </text:span></text:p>
      <text:p text:style-name="P21"><text:span text:style-name="T1">- </text:span>reverting commits – <text:span text:style-name="T1">used when you need to undo the commits with the new change ( git revert ). It reverts a commit by creating a new commit in your repository that reverts all the changes made by the original commit.</text:span></text:p>
      <text:p text:style-name="P49">- <text:span text:style-name="T9">resetting changes –</text:span><text:span text:style-name="T22"> (git reset) takes a commit name as its parameter. It defaults to HEAD if you don't provide one. Updates the repository and stages the changes for you to commit.</text:span></text:p>
      <text:p text:style-name="P49"/>
      <text:p text:style-name="P22"/>
      <text:p text:style-name="P22"/>
      <text:p text:style-name="P49"/>
      <text:p text:style-name="P49"/>
      <text:p text:style-name="P49"/>
      <text:p text:style-name="P49"/>
      <text:p text:style-name="P49"/>
      <text:p text:style-name="P14"><text:soft-page-break/></text:p>
      <text:p text:style-name="P15">VI. Working with Remote Repositories</text:p>
      <text:p text:style-name="P15"/>
      <text:p text:style-name="P15">A. Network Protocols</text:p>
      <text:p text:style-name="P43"/>
      <text:p text:style-name="P43">- SSH, git, HTTPS</text:p>
      <text:p text:style-name="P42"/>
      <text:p text:style-name="P15">B. Cloning a Remote Repository</text:p>
      <text:p text:style-name="P16"/>
      <text:p text:style-name="P44">- git clone git://github.com/.......</text:p>
      <text:p text:style-name="P44"/>
      <text:p text:style-name="P16">C. Keeping Up to Date</text:p>
      <text:p text:style-name="P44"/>
      <text:p text:style-name="P44">- <text:span text:style-name="T5">git fetch</text:span> – updates your remote bra<text:span text:style-name="T18">n</text:span>ches</text:p>
      <text:p text:style-name="P44">- <text:span text:style-name="T8">git pull –</text:span><text:span text:style-name="T19"> use this command if you want to fetch the changes from a remote repository and merge them into your local branch at the same time</text:span></text:p>
      <text:p text:style-name="P44">- <text:span text:style-name="T5">git pull &lt;p1&gt; &lt;p2&gt;</text:span> - <text:span text:style-name="T18">p1 is the remote repository you want to pull from and p2 is the branch you want to pull -without the origin/prefix.</text:span></text:p>
      <text:p text:style-name="P44"/>
      <text:p text:style-name="P17">D. Pushing Changes</text:p>
      <text:p text:style-name="P17"/>
      <text:p text:style-name="P45">- pushing changes is sending changes to another repository</text:p>
      <text:p text:style-name="P45">- git pushes only what has been checked in</text:p>
      <text:p text:style-name="P45"/>
      <text:p text:style-name="P45">- <text:span text:style-name="T20">git push</text:span></text:p>
      <text:p text:style-name="P45"/>
      <text:p text:style-name="P45"/>
      <text:p text:style-name="P45"/>
      <text:p text:style-name="P18">E. Adding New Remote Repositories</text:p>
      <text:p text:style-name="P18"/>
      <text:p text:style-name="P46">- <text:span text:style-name="T5">origin –</text:span> the default remote repository's ali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23">VII. Organizing Your Repository</text:p>
      <text:p text:style-name="P23"><text:line-break/>A. Marking Milestones with Tags</text:p>
      <text:p text:style-name="P50"/>
      <text:p text:style-name="P50">- <text:span text:style-name="T5">tags </text:span>give you a convenient way to mark such milestones so you can comeback to them later. They act like bookmarks in your repository. You can tag any commit in Git.</text:p>
      <text:p text:style-name="P50">- the most common use of tags is to mark when the code in your project is released. This allows you to go back to the code you released if you need to fix or change something later.</text:p>
      <text:p text:style-name="P50">- <text:span text:style-name="T5">tags </text:span>in git are read-only, you can't make a change to the contents of a tag as if it were a normal branch.</text:p>
      <text:p text:style-name="P50"/>
      <text:p text:style-name="P50">- git tag – shows current tags</text:p>
      <text:p text:style-name="P50">- git tag 1.0 – creates a tag 1.0</text:p>
      <text:p text:style-name="P50"/>
      <text:p text:style-name="P50">- you can also switch to a tag as if it were a branch</text:p>
      <text:p text:style-name="P51"/>
      <text:p text:style-name="P51">- git checkout -b from-1.0 <text:s/>- creates a branch copied from a tag(assuming your inside the tag)</text:p>
      <text:p text:style-name="P51"/>
      <text:p text:style-name="P24">B. Handling Release Branches</text:p>
      <text:p text:style-name="P24"/>
      <text:p text:style-name="P51">- <text:span text:style-name="T5">release branches </text:span>are a place to preare code fro a release.</text:p>
      <text:p text:style-name="P51"/>
      <text:p text:style-name="P24">- <text:span text:style-name="T1">git branch RB_1.0.1 1.0 – creates a branch based from the tag 1.0</text:span></text:p>
      <text:p text:style-name="P24"/>
      <text:p text:style-name="P51"/>
      <text:p text:style-name="P55"/>
      <text:p text:style-name="P55"/>
      <text:p text:style-name="P56">VIII. Additional Research</text:p>
      <text:p text:style-name="P56"/>
      <text:p text:style-name="P57">A. git fetch</text:p>
      <text:p text:style-name="P53">- <text:span text:style-name="T24">take the changes from your remote repository to local repository, does not do <text:s/>merging.</text:span></text:p>
      <text:p text:style-name="P56"/>
      <text:p text:style-name="P56"><text:span text:style-name="T24">B</text:span>. git rebase</text:p>
      <text:p text:style-name="P53">- rebashing takes the cha<text:span text:style-name="T24">n</text:span>ges from a branch and replays them on top of another branch.</text:p>
      <text:p text:style-name="P53"/>
      <text:p text:style-name="P56"><text:span text:style-name="T24">C</text:span>. git pull</text:p>
      <text:p text:style-name="P56"><text:span text:style-name="T1">- fetch the changes from the changes from a remote repository and merge them into your local repository at the same time</text:span></text:p>
      <text:p text:style-name="P53"/>
      <text:p text:style-name="P57">D. git pull vs git pull –rebase</text:p>
      <text:p text:style-name="P54">- git pull = git fetch + git merge</text:p>
      <text:p text:style-name="P54">- git pull –rebase = git fetch + git rebase</text:p>
      <text:p text:style-name="P57"/>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0:17:11.740073560</meta:creation-date>
    <dc:date>2016-09-14T17:35:36.728132083</dc:date>
    <meta:editing-duration>PT10H10M2S</meta:editing-duration>
    <meta:editing-cycles>10</meta:editing-cycles>
    <meta:generator>LibreOffice/4.2.8.2$Linux_x86 LibreOffice_project/420m0$Build-2</meta:generator>
    <meta:document-statistic meta:table-count="0" meta:image-count="0" meta:object-count="0" meta:page-count="7" meta:paragraph-count="158" meta:word-count="1761" meta:character-count="9586" meta:non-whitespace-character-count="7923"/>
  </office:meta>
</office:document-meta>
</file>